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T1" style:family="text"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New Game: waiting for opponent&gt;</text:p>
      <text:p text:style-name="P2">Wox2 [CZ] shuffles library</text:p>
      <text:p text:style-name="P1">&lt;Wox2 [CZ]&gt; I am ready.</text:p>
      <text:p text:style-name="P2">Wox2 [CZ] draws 0 cards</text:p>
      <text:p text:style-name="P2">Darth shuffles library</text:p>
      <text:p text:style-name="P1">&lt;Darth&gt; I am ready.</text:p>
      <text:p text:style-name="P2">Darth draws 0 cards</text:p>
      <text:p text:style-name="P1">&lt;Darth&gt; hey</text:p>
      <text:p text:style-name="P2">Darth shuffles library</text:p>
      <text:p text:style-name="P2">Darth shuffles library</text:p>
      <text:p text:style-name="P2">Darth shuffles library</text:p>
      <text:p text:style-name="P1">&lt;-------- New Game Started --------&gt;</text:p>
      <text:p text:style-name="P2">Darth's Security Code: 9570D748 [???]</text:p>
      <text:p text:style-name="P2">Wox2 [CZ]'s Security Code: 98F23DF3 [Type 1.5]</text:p>
      <text:p text:style-name="P2">It is now turn 1 (Wox2 [CZ])</text:p>
      <text:p text:style-name="P2">It is now the Beginning Phase, Untap Step</text:p>
      <text:p text:style-name="P2">Darth shuffles library</text:p>
      <text:p text:style-name="P2">Darth shuffles library</text:p>
      <text:p text:style-name="P2">Darth shuffles library</text:p>
      <text:p text:style-name="P1">&lt;Wox2 [CZ]&gt; hi</text:p>
      <text:p text:style-name="P2">Wox2 [CZ] shuffles library</text:p>
      <text:p text:style-name="P2">Darth rolled a 9, using a 20 sided die</text:p>
      <text:p text:style-name="P2">Wox2 [CZ] rolled a 18, using a 20 sided die</text:p>
      <text:p text:style-name="P2">Darth shuffles library</text:p>
      <text:p text:style-name="P2">Wox2 [CZ] shuffles library</text:p>
      <text:p text:style-name="P1">&lt;Wox2 [CZ]&gt; p</text:p>
      <text:p text:style-name="P2">Darth shuffles library</text:p>
      <text:p text:style-name="P2">It is now the Beginning Phase, Upkeep Step</text:p>
      <text:p text:style-name="P2">Darth draws a card</text:p>
      <text:p text:style-name="P2">Darth draws a card</text:p>
      <text:p text:style-name="P2">It is now the Beginning Phase, Draw Step</text:p>
      <text:p text:style-name="P2">Darth draws a card</text:p>
      <text:p text:style-name="P2">It is now the Precombat Main Phase</text:p>
      <text:p text:style-name="P2">Darth draws a card</text:p>
      <text:p text:style-name="P2">Darth draws a card</text:p>
      <text:p text:style-name="P2">Darth draws a card</text:p>
      <text:p text:style-name="P2">Wox2 [CZ] draws a card</text:p>
      <text:p text:style-name="P2">Darth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1">&lt;Wox2 [CZ]&gt; Thinking</text:p>
      <text:p text:style-name="P1">&lt;Wox2 [CZ]&gt; kp</text:p>
      <text:p text:style-name="P1">&lt;Darth&gt; kp</text:p>
      <text:p text:style-name="P2">Wox2 [CZ] plays Flooded Strand from Hand</text:p>
      <text:p text:style-name="P2">It is now the End Phase, End Of Turn Step</text:p>
      <text:p text:style-name="P1">&lt;Wox2 [CZ]&gt; End my turn</text:p>
      <text:p text:style-name="P2">It is now turn 2 (Darth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Island from Hand</text:p>
      <text:p text:style-name="P2">Darth plays Mana Crypt from Hand</text:p>
      <text:p text:style-name="P2">Darth taps Island</text:p>
      <text:p text:style-name="P2">Darth taps Mana Crypt</text:p>
      <text:p text:style-name="P2">Darth plays Thirst for Knowledge from Hand</text:p>
      <text:p text:style-name="P1">&lt;Wox2 [CZ]&gt; Ok</text:p>
      <text:p text:style-name="P2">Darth draws a card</text:p>
      <text:p text:style-name="P2">Darth draws a card</text:p>
      <text:p text:style-name="P2">Darth draws a card</text:p>
      <text:p text:style-name="P2">Darth plays Mox Ruby from Hand</text:p>
      <text:p text:style-name="P2">Darth puts Thirst for Knowledge to Graveyard from Play</text:p>
      <text:p text:style-name="P2">Darth puts Mox Ruby to Graveyard from Play</text:p>
      <text:p text:style-name="P2">It is now the End Phase, End Of Turn Step</text:p>
      <text:p text:style-name="P1">&lt;Darth&gt; End my turn</text:p>
      <text:p text:style-name="P2">It is now turn 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Polluted Delta from Hand</text:p>
      <text:p text:style-name="P2">It is now the End Phase, End Of Turn Step</text:p>
      <text:p text:style-name="P1">&lt;Wox2 [CZ]&gt; End my turn</text:p>
      <text:p text:style-name="P2">Mana Crypt's note changed: h:dam</text:p>
      <text:p text:style-name="P2">It is now turn 4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Darth flips a coin: TAILS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Island from Hand</text:p>
      <text:p text:style-name="P2">Darth taps Island</text:p>
      <text:p text:style-name="P2">Darth taps Mana Crypt</text:p>
      <text:p text:style-name="P2">Darth untaps Mana Crypt</text:p>
      <text:p text:style-name="P2">Darth untaps Island</text:p>
      <text:p text:style-name="P2">Darth plays Mox Jet from Hand</text:p>
      <text:p text:style-name="P2">Darth taps Island</text:p>
      <text:p text:style-name="P2">Darth taps Mox Jet</text:p>
      <text:p text:style-name="P2">Darth plays Merchant Scroll from Hand</text:p>
      <text:p text:style-name="P1">&lt;Wox2 [CZ]&gt; Ok</text:p>
      <text:p text:style-name="P2">Darth puts Merchant Scroll to Graveyard from Play</text:p>
      <text:p text:style-name="P2">Darth is looking its Library...</text:p>
      <text:p text:style-name="P2">Darth puts Ancestral Recall into play from Library</text:p>
      <text:p text:style-name="P2">Darth shuffles library</text:p>
      <text:p text:style-name="P2">Darth stops looking its Library...</text:p>
      <text:p text:style-name="P2">Darth puts Ancestral Recall to Hand from Play</text:p>
      <text:p text:style-name="P2">It is now the End Phase, End Of Turn Step</text:p>
      <text:p text:style-name="P1">&lt;Darth&gt; End my turn</text:p>
      <text:p text:style-name="P2">It is now turn 5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Underground Sea from Hand</text:p>
      <text:p text:style-name="P2">It is now the End Phase, End Of Turn Step</text:p>
      <text:p text:style-name="P1">&lt;Wox2 [CZ]&gt; End my turn</text:p>
      <text:p text:style-name="P2">It is now turn 6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1">&lt;Darth&gt; Thinking</text:p>
      <text:p text:style-name="P2">Darth flips a coin: TAILS</text:p>
      <text:p text:style-name="P2">Darth taps Island</text:p>
      <text:p text:style-name="P2">Darth plays Mystical Tutor from Hand</text:p>
      <text:p text:style-name="P1">&lt;Wox2 [CZ]&gt; Ok</text:p>
      <text:p text:style-name="P2">Darth puts Mystical Tutor to Graveyard from Play</text:p>
      <text:p text:style-name="P2">Darth is looking its Library...</text:p>
      <text:p text:style-name="P2">Darth puts Mana Drain into play from Library</text:p>
      <text:p text:style-name="P2">Darth shuffles library</text:p>
      <text:p text:style-name="P2">Darth stops looking its Library...</text:p>
      <text:p text:style-name="P2">Darth puts Mana Drain to Hand from Play</text:p>
      <text:p text:style-name="P2">Darth plays Flooded Strand from Hand</text:p>
      <text:p text:style-name="P2">It is now the End Phase, End Of Turn Step</text:p>
      <text:p text:style-name="P1">&lt;Darth&gt; End my turn</text:p>
      <text:p text:style-name="P2">It is now turn 7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Polluted Delta from Hand</text:p>
      <text:p text:style-name="P2">It is now the End Phase, End Of Turn Step</text:p>
      <text:p text:style-name="P1">&lt;Wox2 [CZ]&gt; End my turn</text:p>
      <text:p text:style-name="P2">It is now turn 8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Darth flips a coin: TAILS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Underground Sea from Hand</text:p>
      <text:p text:style-name="P2">It is now the End Phase, End Of Turn Step</text:p>
      <text:p text:style-name="P1">&lt;Darth&gt; End my turn</text:p>
      <text:p text:style-name="P2">It is now turn 9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Underground Sea from Hand</text:p>
      <text:p text:style-name="P2">It is now the End Phase, End Of Turn Step</text:p>
      <text:p text:style-name="P1">&lt;Wox2 [CZ]&gt; End my turn</text:p>
      <text:p text:style-name="P2">It is now turn 10 (Darth)</text:p>
      <text:p text:style-name="P2">It is now the Beginning Phase, Untap Step</text:p>
      <text:p text:style-name="P2">It is now the Beginning Phase, Upkeep Step</text:p>
      <text:p text:style-name="P2">Darth flips a coin: HEADS</text:p>
      <text:p text:style-name="P2">Darth's life total is now 17 (-3)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Flooded Strand from Hand</text:p>
      <text:p text:style-name="P2">It is now the End Phase, End Of Turn Step</text:p>
      <text:p text:style-name="P1">&lt;Darth&gt; End my turn</text:p>
      <text:p text:style-name="P2">It is now turn 11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End Phase, End Of Turn Step</text:p>
      <text:p text:style-name="P1">&lt;Wox2 [CZ]&gt; End my turn</text:p>
      <text:p text:style-name="P2">It is now turn 12 (Darth)</text:p>
      <text:p text:style-name="P2">It is now the Beginning Phase, Untap Step</text:p>
      <text:p text:style-name="P2">It is now the Beginning Phase, Upkeep Step</text:p>
      <text:p text:style-name="P2">Darth flips a coin: HEADS</text:p>
      <text:p text:style-name="P2">Darth's life total is now 14 (-3)</text:p>
      <text:p text:style-name="P2">It is now the Beginning Phase, Draw Step</text:p>
      <text:p text:style-name="P2">Darth draws a card</text:p>
      <text:p text:style-name="P2">It is now the Precombat Main Phase</text:p>
      <text:p text:style-name="P2">It is now the End Phase, End Of Turn Step</text:p>
      <text:p text:style-name="P1">&lt;Darth&gt; End my turn</text:p>
      <text:p text:style-name="P2">It is now turn 1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taps Polluted Delta</text:p>
      <text:p text:style-name="P2">Wox2 [CZ] puts Polluted Delta to Graveyard from Play</text:p>
      <text:p text:style-name="P2">Wox2 [CZ]'s life total is now 19 (-1)</text:p>
      <text:p text:style-name="P2">Wox2 [CZ] is looking its Library...</text:p>
      <text:p text:style-name="P2">Wox2 [CZ] puts Underground Sea into play from Library</text:p>
      <text:p text:style-name="P2">Wox2 [CZ] shuffles library</text:p>
      <text:p text:style-name="P2">Wox2 [CZ] stops looking its Library...</text:p>
      <text:p text:style-name="P1">&lt;Wox2 [CZ]&gt; Thinking</text:p>
      <text:p text:style-name="P2">Wox2 [CZ] plays Mox Ruby from Hand</text:p>
      <text:p text:style-name="P2">It is now the End Phase, End Of Turn Step</text:p>
      <text:p text:style-name="P1">&lt;Wox2 [CZ]&gt; End my turn</text:p>
      <text:p text:style-name="P2">It is now turn 14 (Darth)</text:p>
      <text:p text:style-name="P2">It is now the Beginning Phase, Untap Step</text:p>
      <text:p text:style-name="P2">It is now the Beginning Phase, Upkeep Step</text:p>
      <text:p text:style-name="P2">Darth flips a coin: HEADS</text:p>
      <text:p text:style-name="P2">Darth's life total is now 10 (-4)</text:p>
      <text:p text:style-name="P2">Darth's life total is now 11 (+1)</text:p>
      <text:p text:style-name="P2">It is now the Beginning Phase, Draw Step</text:p>
      <text:p text:style-name="P2">Darth draws a card</text:p>
      <text:p text:style-name="P2">It is now the Precombat Main Phase</text:p>
      <text:p text:style-name="P2">It is now the End Phase, End Of Turn Step</text:p>
      <text:p text:style-name="P1">&lt;Darth&gt; End my turn</text:p>
      <text:p text:style-name="P2">It is now turn 15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Black Lotus from Hand</text:p>
      <text:p text:style-name="P1">&lt;Wox2 [CZ]&gt; Ok?</text:p>
      <text:p text:style-name="P1">&lt;Darth&gt; Ok</text:p>
      <text:p text:style-name="P1">&lt;Wox2 [CZ]&gt; Thinking</text:p>
      <text:p text:style-name="P2">Wox2 [CZ] taps Underground Sea</text:p>
      <text:p text:style-name="P2">Wox2 [CZ] plays Dark Ritual from Hand</text:p>
      <text:p text:style-name="P1">&lt;Wox2 [CZ]&gt; Ok?</text:p>
      <text:p text:style-name="P1">&lt;Darth&gt; Ok</text:p>
      <text:p text:style-name="P2">Wox2 [CZ] puts a 0/0 stormcount token into play</text:p>
      <text:p text:style-name="P2">stormcount now has 1 (+1) counters.</text:p>
      <text:p text:style-name="P2">stormcount now has 2 (+1) counters.</text:p>
      <text:p text:style-name="P2">Wox2 [CZ] puts Dark Ritual to Graveyard from Play</text:p>
      <text:p text:style-name="P2">Wox2 [CZ] plays Dark Ritual from Hand</text:p>
      <text:p text:style-name="P1">&lt;Darth&gt; Ok</text:p>
      <text:p text:style-name="P2">stormcount now has 3 (+1) counters.</text:p>
      <text:p text:style-name="P2">Wox2 [CZ] puts Dark Ritual to Graveyard from Play</text:p>
      <text:p text:style-name="P2">Wox2 [CZ] plays Necropotence from Hand</text:p>
      <text:p text:style-name="P2">stormcount now has 4 (+1) counters.</text:p>
      <text:p text:style-name="P2">Darth taps Island</text:p>
      <text:p text:style-name="P2">Darth taps Island</text:p>
      <text:p text:style-name="P2">Darth plays Mana Drain from Hand</text:p>
      <text:p text:style-name="P2">stormcount now has 5 (+1) counters.</text:p>
      <text:p text:style-name="P2">Wox2 [CZ] puts Necropotence to Graveyard from Play</text:p>
      <text:p text:style-name="P2">Darth puts Mana Drain to Graveyard from Play</text:p>
      <text:p text:style-name="P2">Wox2 [CZ] plays Mana Crypt from Hand</text:p>
      <text:p text:style-name="P2">stormcount now has 6 (+1) counters.</text:p>
      <text:p text:style-name="P1">&lt;Wox2 [CZ]&gt; Ok?</text:p>
      <text:p text:style-name="P1">&lt;Darth&gt; Ok</text:p>
      <text:p text:style-name="P2">Wox2 [CZ] plays Chrome Mox from Hand</text:p>
      <text:p text:style-name="P2">stormcount now has 7 (+1) counters.</text:p>
      <text:p text:style-name="P2">Wox2 [CZ] taps Mana Crypt</text:p>
      <text:p text:style-name="P2">Wox2 [CZ] plays Cabal Ritual from Hand</text:p>
      <text:p text:style-name="P1">&lt;Darth&gt; Ok</text:p>
      <text:p text:style-name="P1">&lt;Wox2 [CZ]&gt; Thinking</text:p>
      <text:p text:style-name="P2">Wox2 [CZ] taps Flooded Strand</text:p>
      <text:p text:style-name="P2">Wox2 [CZ] taps Polluted Delta</text:p>
      <text:p text:style-name="P2">Wox2 [CZ] puts Polluted Delta to Graveyard from Play</text:p>
      <text:p text:style-name="P2">Wox2 [CZ] puts Flooded Strand to Graveyard from Play</text:p>
      <text:p text:style-name="P2">Wox2 [CZ] is looking its Library...</text:p>
      <text:p text:style-name="P2">Wox2 [CZ] puts Island into play from Library</text:p>
      <text:p text:style-name="P2">Wox2 [CZ] puts Swamp into play from Library</text:p>
      <text:p text:style-name="P2">Wox2 [CZ] shuffles library</text:p>
      <text:p text:style-name="P2">Wox2 [CZ] stops looking its Library...</text:p>
      <text:p text:style-name="P2">Wox2 [CZ] taps Black Lotus</text:p>
      <text:p text:style-name="P2">Wox2 [CZ] puts Black Lotus to Graveyard from Play</text:p>
      <text:p text:style-name="P2">Wox2 [CZ] puts Cabal Ritual to Graveyard from Play</text:p>
      <text:p text:style-name="P2">Wox2 [CZ] plays Mind's Desire from Hand</text:p>
      <text:p text:style-name="P1">&lt;Darth&gt; Ok</text:p>
      <text:p text:style-name="P2">stormcount now has 8 (+1) counters.</text:p>
      <text:p text:style-name="P2">Wox2 [CZ] shuffles library</text:p>
      <text:p text:style-name="P2">Wox2 [CZ] shuffles library</text:p>
      <text:p text:style-name="P2">Wox2 [CZ] puts Mystical Tutor into play from Library</text:p>
      <text:p text:style-name="P2">Wox2 [CZ] shuffles library</text:p>
      <text:p text:style-name="P2">Wox2 [CZ] shuffles library</text:p>
      <text:p text:style-name="P2">Wox2 [CZ] puts Dark Ritual into play from Library</text:p>
      <text:p text:style-name="P2">Wox2 [CZ] shuffles library</text:p>
      <text:p text:style-name="P2">Wox2 [CZ] shuffles library</text:p>
      <text:p text:style-name="P2">Wox2 [CZ] puts Chain of Vapor into play from Library</text:p>
      <text:p text:style-name="P2">Wox2 [CZ] shuffles library</text:p>
      <text:p text:style-name="P2">Wox2 [CZ] shuffles library</text:p>
      <text:p text:style-name="P2">Wox2 [CZ] puts Duress into play from Library</text:p>
      <text:p text:style-name="P2">Wox2 [CZ] shuffles library</text:p>
      <text:p text:style-name="P2">Wox2 [CZ] shuffles library</text:p>
      <text:p text:style-name="P2">Wox2 [CZ] puts Duress into play from Library</text:p>
      <text:p text:style-name="P2">Wox2 [CZ] shuffles library</text:p>
      <text:p text:style-name="P2">Wox2 [CZ] shuffles library</text:p>
      <text:p text:style-name="P2">Wox2 [CZ] puts Grim Tutor into play from Library</text:p>
      <text:p text:style-name="P2">Wox2 [CZ] shuffles library</text:p>
      <text:p text:style-name="P2">Wox2 [CZ] shuffles library</text:p>
      <text:p text:style-name="P1">&lt;Darth&gt; gg</text:p>
      <text:p text:style-name="P2">Wox2 [CZ] puts Sol Ring into play from Library</text:p>
      <text:p text:style-name="P1">&lt;Wox2 [CZ]&gt; Ok</text:p>
      <text:p text:style-name="P1">&lt;Darth&gt; g2?</text:p>
      <text:p text:style-name="P1">&lt;Wox2 [CZ]&gt; sure</text:p>
      <text:p text:style-name="P1">&lt;Darth&gt; sb</text:p>
      <text:p text:style-name="P1">&lt;Wox2 [CZ]&gt; sure</text:p>
      <text:p text:style-name="P1">&lt;Opponent is requesting a new game&gt;</text:p>
      <text:p text:style-name="P2">Darth shuffles library</text:p>
      <text:p text:style-name="P1">&lt;Darth&gt; I am ready.</text:p>
      <text:p text:style-name="P2">Darth draws 0 cards</text:p>
      <text:p text:style-name="P2">Wox2 [CZ] shuffles library</text:p>
      <text:p text:style-name="P1">&lt;Wox2 [CZ]&gt; I am ready.</text:p>
      <text:p text:style-name="P2">Wox2 [CZ] draws 0 cards</text:p>
      <text:p text:style-name="P1">&lt;-------- New Game Started --------&gt;</text:p>
      <text:p text:style-name="P2">Darth's Security Code: 9570D748/sb [???]</text:p>
      <text:p text:style-name="P2">Wox2 [CZ]'s Security Code: 98F23DF3/sb [Type 1.5]</text:p>
      <text:p text:style-name="P2">It is now turn 1 (Darth)</text:p>
      <text:p text:style-name="P2">It is now the Beginning Phase, Untap Step</text:p>
      <text:p text:style-name="P2">Wox2 [CZ] shuffles library</text:p>
      <text:p text:style-name="P1">&lt;Darth&gt; i pl</text:p>
      <text:p text:style-name="P2">Darth shuffles library</text:p>
      <text:p text:style-name="P2">Wox2 [CZ] shuffles library</text:p>
      <text:p text:style-name="P2">Darth shuffles library</text:p>
      <text:p text:style-name="P1">&lt;Wox2 [CZ]&gt; k</text:p>
      <text:p text:style-name="P2">Wox2 [CZ] shuffles library</text:p>
      <text:p text:style-name="P2">Darth shuffles library</text:p>
      <text:p text:style-name="P2">Darth draws a card</text:p>
      <text:p text:style-name="P2">Wox2 [CZ] shuffles library</text:p>
      <text:p text:style-name="P2">Darth draws a card</text:p>
      <text:p text:style-name="P2">Darth draws a card</text:p>
      <text:p text:style-name="P2">Darth draws a card</text:p>
      <text:p text:style-name="P2">Darth draws a card</text:p>
      <text:p text:style-name="P2">Wox2 [CZ] shuffles library</text:p>
      <text:p text:style-name="P2">Darth draws a card</text:p>
      <text:p text:style-name="P2">Wox2 [CZ] draws a card</text:p>
      <text:p text:style-name="P2">Darth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1">&lt;Darth&gt; kp</text:p>
      <text:p text:style-name="P2">Wox2 [CZ] draws a card</text:p>
      <text:p text:style-name="P2">Wox2 [CZ] draws a card</text:p>
      <text:p text:style-name="P1">&lt;Wox2 [CZ]&gt; lú</text:p>
      <text:p text:style-name="P1">&lt;Darth&gt; ?</text:p>
      <text:p text:style-name="P1">&lt;Wox2 [CZ]&gt; kp</text:p>
      <text:p text:style-name="P2">Darth plays Underground Sea from Hand</text:p>
      <text:p text:style-name="P1">&lt;Wox2 [CZ]&gt; sorry</text:p>
      <text:p text:style-name="P2">Darth plays Mox Ruby from Hand</text:p>
      <text:p text:style-name="P1">&lt;Darth&gt; np</text:p>
      <text:p text:style-name="P2">Darth taps Underground Sea</text:p>
      <text:p text:style-name="P2">Darth taps Mox Ruby</text:p>
      <text:p text:style-name="P2">Darth plays Merchant Scroll from Hand</text:p>
      <text:p text:style-name="P1">&lt;Wox2 [CZ]&gt; Ok</text:p>
      <text:p text:style-name="P2">Darth puts Merchant Scroll to Graveyard from Play</text:p>
      <text:p text:style-name="P2">Darth is looking its Library...</text:p>
      <text:p text:style-name="P2">Darth puts Force of Will into play from Library</text:p>
      <text:p text:style-name="P2">Darth shuffles library</text:p>
      <text:p text:style-name="P2">Darth stops looking its Library...</text:p>
      <text:p text:style-name="P2">Darth puts Force of Will to Hand from Play</text:p>
      <text:p text:style-name="P2">It is now the End Phase, End Of Turn Step</text:p>
      <text:p text:style-name="P1">&lt;Darth&gt; End my turn</text:p>
      <text:p text:style-name="P2">It is now turn 2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Mox Sapphire from Hand</text:p>
      <text:p text:style-name="P1">&lt;Wox2 [CZ]&gt; Ok?</text:p>
      <text:p text:style-name="P1">&lt;Darth&gt; Ok</text:p>
      <text:p text:style-name="P2">Wox2 [CZ] taps Mox Sapphire</text:p>
      <text:p text:style-name="P2">Wox2 [CZ] plays Brainstorm from Hand</text:p>
      <text:p text:style-name="P1">&lt;Darth&gt; Ok</text:p>
      <text:p text:style-name="P2">Wox2 [CZ] draws a card</text:p>
      <text:p text:style-name="P2">Wox2 [CZ] draws a card</text:p>
      <text:p text:style-name="P2">Wox2 [CZ] draws a card</text:p>
      <text:p text:style-name="P1">&lt;Wox2 [CZ]&gt; Thinking</text:p>
      <text:p text:style-name="P2">Wox2 [CZ] puts a card on top of Library from Hand</text:p>
      <text:p text:style-name="P2">Wox2 [CZ] puts a card on top of Library from Hand</text:p>
      <text:p text:style-name="P2">Wox2 [CZ] puts Brainstorm to Graveyard from Play</text:p>
      <text:p text:style-name="P2">Wox2 [CZ] plays Swamp from Hand</text:p>
      <text:p text:style-name="P1">&lt;Wox2 [CZ]&gt; Thinking</text:p>
      <text:p text:style-name="P2">It is now the End Phase, End Of Turn Step</text:p>
      <text:p text:style-name="P1">&lt;Wox2 [CZ]&gt; End my turn</text:p>
      <text:p text:style-name="P2">It is now turn 3 (Darth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Mox Emerald from Hand</text:p>
      <text:p text:style-name="P2">Darth plays Tolarian Academy from Hand</text:p>
      <text:p text:style-name="P2">Darth taps Tolarian Academy</text:p>
      <text:p text:style-name="P2">Darth taps Mox Emerald</text:p>
      <text:p text:style-name="P2">Darth plays Merchant Scroll from Hand</text:p>
      <text:p text:style-name="P1">&lt;Wox2 [CZ]&gt; Ok</text:p>
      <text:p text:style-name="P2">Darth puts Merchant Scroll to Graveyard from Play</text:p>
      <text:p text:style-name="P2">Darth is looking its Library...</text:p>
      <text:p text:style-name="P2">Darth puts Ancestral Recall into play from Library</text:p>
      <text:p text:style-name="P2">Darth shuffles library</text:p>
      <text:p text:style-name="P2">Darth stops looking its Library...</text:p>
      <text:p text:style-name="P2">Wox2 [CZ] taps Swamp</text:p>
      <text:p text:style-name="P2">Wox2 [CZ] plays Vampiric Tutor from Hand</text:p>
      <text:p text:style-name="P1">&lt;Darth&gt; Ok</text:p>
      <text:p text:style-name="P2">Wox2 [CZ]'s life total is now 18 (-2)</text:p>
      <text:p text:style-name="P2">Wox2 [CZ] is looking its Library...</text:p>
      <text:p text:style-name="P1">&lt;Wox2 [CZ]&gt; Thinking</text:p>
      <text:p text:style-name="P2">Wox2 [CZ] plays a facedown card from Library</text:p>
      <text:p text:style-name="P2">Wox2 [CZ] shuffles library</text:p>
      <text:p text:style-name="P2">Wox2 [CZ] stops looking its Library...</text:p>
      <text:p text:style-name="P2">Wox2 [CZ] puts a facedown card on top of Library from Play</text:p>
      <text:p text:style-name="P2">Wox2 [CZ] puts Vampiric Tutor to Graveyard from Play</text:p>
      <text:p text:style-name="P1">&lt;Wox2 [CZ]&gt; Ok</text:p>
      <text:p text:style-name="P2">Darth draws a card</text:p>
      <text:p text:style-name="P2">Darth draws a card</text:p>
      <text:p text:style-name="P2">Darth draws a card</text:p>
      <text:p text:style-name="P2">Darth puts Ancestral Recall to Graveyard from Play</text:p>
      <text:p text:style-name="P2">Darth taps Underground Sea</text:p>
      <text:p text:style-name="P2">Darth plays Duress from Hand</text:p>
      <text:p text:style-name="P2">Wox2 [CZ] reveals a Extirpate</text:p>
      <text:p text:style-name="P2">Wox2 [CZ] reveals a Dark Ritual</text:p>
      <text:p text:style-name="P2">Wox2 [CZ] reveals a Mox Jet</text:p>
      <text:p text:style-name="P2">Wox2 [CZ] reveals a Yawgmoth's Will</text:p>
      <text:p text:style-name="P2">Wox2 [CZ] reveals a Dark Ritual</text:p>
      <text:p text:style-name="P1">&lt;Darth&gt; Wait!</text:p>
      <text:p text:style-name="P1">&lt;Darth&gt; will</text:p>
      <text:p text:style-name="P2">Darth puts Duress to Graveyard from Play</text:p>
      <text:p text:style-name="P2">Wox2 [CZ] puts Yawgmoth's Will to Graveyard from Hand</text:p>
      <text:p text:style-name="P1">&lt;Darth&gt; misclick btw</text:p>
      <text:p text:style-name="P2">It is now the End Phase, End Of Turn Step</text:p>
      <text:p text:style-name="P1">&lt;Darth&gt; End my turn</text:p>
      <text:p text:style-name="P1">&lt;Wox2 [CZ]&gt; np</text:p>
      <text:p text:style-name="P2">It is now turn 4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taps Mox Sapphire</text:p>
      <text:p text:style-name="P2">Wox2 [CZ] plays Ancestral Recall from Hand</text:p>
      <text:p text:style-name="P2">Darth taps Mox Ruby</text:p>
      <text:p text:style-name="P2">Darth plays Red Elemental Blast from Hand</text:p>
      <text:p text:style-name="P2">Wox2 [CZ] puts Ancestral Recall to Graveyard from Play</text:p>
      <text:p text:style-name="P2">Darth puts Red Elemental Blast to Graveyard from Play</text:p>
      <text:p text:style-name="P2">It is now the End Phase, End Of Turn Step</text:p>
      <text:p text:style-name="P1">&lt;Wox2 [CZ]&gt; End my turn</text:p>
      <text:p text:style-name="P2">It is now turn 5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Polluted Delta from Hand</text:p>
      <text:p text:style-name="P2">It is now the End Phase, End Of Turn Step</text:p>
      <text:p text:style-name="P1">&lt;Darth&gt; End my turn</text:p>
      <text:p text:style-name="P2">It is now turn 6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End Phase, End Of Turn Step</text:p>
      <text:p text:style-name="P1">&lt;Wox2 [CZ]&gt; End my turn</text:p>
      <text:p text:style-name="P1">&lt;Darth&gt; EOT</text:p>
      <text:p text:style-name="P2">Darth taps Tolarian Academy</text:p>
      <text:p text:style-name="P2">Darth taps Mox Emerald</text:p>
      <text:p text:style-name="P2">Darth plays Thirst for Knowledge from Hand</text:p>
      <text:p text:style-name="P1">&lt;Wox2 [CZ]&gt; Ok</text:p>
      <text:p text:style-name="P2">Darth draws a card</text:p>
      <text:p text:style-name="P2">Darth draws a card</text:p>
      <text:p text:style-name="P2">Darth draws a card</text:p>
      <text:p text:style-name="P1">&lt;Darth&gt; Thinking</text:p>
      <text:p text:style-name="P2">Darth puts Chain of Vapor to Graveyard from Hand</text:p>
      <text:p text:style-name="P2">Darth puts Red Elemental Blast to Graveyard from Hand</text:p>
      <text:p text:style-name="P2">Darth puts Thirst for Knowledge to Graveyard from Play</text:p>
      <text:p text:style-name="P2">It is now turn 7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It is now the Beginning Phase, Draw Step</text:p>
      <text:p text:style-name="P2">Darth draws a card</text:p>
      <text:p text:style-name="P2">It is now the Precombat Main Phase</text:p>
      <text:p text:style-name="P2">Darth taps Underground Sea</text:p>
      <text:p text:style-name="P2">Darth taps Mox Emerald</text:p>
      <text:p text:style-name="P2">Darth plays Demonic Tutor from Hand</text:p>
      <text:p text:style-name="P1">&lt;Wox2 [CZ]&gt; Ok</text:p>
      <text:p text:style-name="P2">Darth puts Demonic Tutor to Graveyard from Play</text:p>
      <text:p text:style-name="P2">Darth is looking its Library...</text:p>
      <text:p text:style-name="P2">Darth puts card to Hand from Library</text:p>
      <text:p text:style-name="P2">Darth shuffles library</text:p>
      <text:p text:style-name="P2">Darth stops looking its Library...</text:p>
      <text:p text:style-name="P2">Darth taps Polluted Delta</text:p>
      <text:p text:style-name="P2">Darth puts Polluted Delta to Graveyard from Play</text:p>
      <text:p text:style-name="P2">Darth's life total is now 19 (-1)</text:p>
      <text:p text:style-name="P2">Darth is looking its Library...</text:p>
      <text:p text:style-name="P2">Darth puts Underground Sea into play from Library</text:p>
      <text:p text:style-name="P2">Darth shuffles library</text:p>
      <text:p text:style-name="P2">Darth stops looking its Library...</text:p>
      <text:p text:style-name="P2">Darth taps Underground Sea</text:p>
      <text:p text:style-name="P2">Darth plays Duress from Hand</text:p>
      <text:p text:style-name="P1">&lt;Wox2 [CZ]&gt; Thinking</text:p>
      <text:p text:style-name="P2">Wox2 [CZ] taps Swamp</text:p>
      <text:p text:style-name="P2">Wox2 [CZ] plays Extirpate from Hand</text:p>
      <text:p text:style-name="P1">&lt;Darth&gt; Ok</text:p>
      <text:p text:style-name="P1">&lt;Wox2 [CZ]&gt; Thinking</text:p>
      <text:p text:style-name="P1">&lt;Wox2 [CZ]&gt; Thirst</text:p>
      <text:p text:style-name="P2">Darth plays Thirst for Knowledge from Hand</text:p>
      <text:p text:style-name="P2">Darth puts Thirst for Knowledge to RFG from Play</text:p>
      <text:p text:style-name="P2">Darth plays Recoup from Hand</text:p>
      <text:p text:style-name="P2">Darth plays Force of Will from Hand</text:p>
      <text:p text:style-name="P2">Darth plays Force of Will from Hand</text:p>
      <text:p text:style-name="P2">Darth puts Duress to Graveyard from Play</text:p>
      <text:p text:style-name="P2">Darth puts Thirst for Knowledge to RFG from Graveyard</text:p>
      <text:p text:style-name="P2">Wox2 [CZ] reveals a Cabal Ritual</text:p>
      <text:p text:style-name="P2">Wox2 [CZ] puts Extirpate to Graveyard from Play</text:p>
      <text:p text:style-name="P2">Wox2 [CZ] is looking opponent's Library...</text:p>
      <text:p text:style-name="P1">&lt;Darth&gt; dark ritual</text:p>
      <text:p text:style-name="P2">Darth puts Force of Will to Hand from Play</text:p>
      <text:p text:style-name="P2">Darth puts Recoup to Hand from Play</text:p>
      <text:p text:style-name="P2">Darth puts Force of Will to Hand from Play</text:p>
      <text:p text:style-name="P1">&lt;Wox2 [CZ]&gt; remove thirst</text:p>
      <text:p text:style-name="P2">Darth is looking its Library...</text:p>
      <text:p text:style-name="P2">Darth puts Thirst for Knowledge into play from Library</text:p>
      <text:p text:style-name="P2">Darth shuffles library</text:p>
      <text:p text:style-name="P2">Darth stops looking its Library...</text:p>
      <text:p text:style-name="P2">Darth shuffles library</text:p>
      <text:p text:style-name="P2">Wox2 [CZ] stops looking opponent's Library...</text:p>
      <text:p text:style-name="P2">Darth puts Thirst for Knowledge to RFG from Play</text:p>
      <text:p text:style-name="P2">It is now the End Phase, End Of Turn Step</text:p>
      <text:p text:style-name="P1">&lt;Darth&gt; End my turn</text:p>
      <text:p text:style-name="P2">Wox2 [CZ] puts Dark Ritual to Graveyard from Hand</text:p>
      <text:p text:style-name="P2">It is now turn 8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End Phase, End Of Turn Step</text:p>
      <text:p text:style-name="P1">&lt;Wox2 [CZ]&gt; End my turn</text:p>
      <text:p text:style-name="P2">It is now turn 9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It is now the Beginning Phase, Draw Step</text:p>
      <text:p text:style-name="P2">Darth draws a card</text:p>
      <text:p text:style-name="P2">It is now the Precombat Main Phase</text:p>
      <text:p text:style-name="P2">Darth taps Underground Sea</text:p>
      <text:p text:style-name="P2">Darth taps Mox Ruby</text:p>
      <text:p text:style-name="P2">Darth untaps Mox Ruby</text:p>
      <text:p text:style-name="P2">Darth taps Mox Emerald</text:p>
      <text:p text:style-name="P2">Darth plays Merchant Scroll from Hand</text:p>
      <text:p text:style-name="P1">&lt;Wox2 [CZ]&gt; Ok</text:p>
      <text:p text:style-name="P2">Darth puts Merchant Scroll to Graveyard from Play</text:p>
      <text:p text:style-name="P2">Darth is looking its Library...</text:p>
      <text:p text:style-name="P1">&lt;Wox2 [CZ]&gt; hmm</text:p>
      <text:p text:style-name="P2">Darth puts Gifts Ungiven into play from Library</text:p>
      <text:p text:style-name="P2">Darth shuffles library</text:p>
      <text:p text:style-name="P2">Darth stops looking its Library...</text:p>
      <text:p text:style-name="P2">Darth puts Gifts Ungiven to Hand from Play</text:p>
      <text:p text:style-name="P2">It is now the End Phase, End Of Turn Step</text:p>
      <text:p text:style-name="P1">&lt;Darth&gt; End my turn</text:p>
      <text:p text:style-name="P2">It is now turn 10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Polluted Delta from Hand</text:p>
      <text:p text:style-name="P2">It is now the End Phase, End Of Turn Step</text:p>
      <text:p text:style-name="P1">&lt;Wox2 [CZ]&gt; End my turn</text:p>
      <text:p text:style-name="P1">&lt;Darth&gt; EOT</text:p>
      <text:p text:style-name="P2">Darth taps Tolarian Academy</text:p>
      <text:p text:style-name="P2">Darth taps Mox Ruby</text:p>
      <text:p text:style-name="P2">Darth taps Underground Sea</text:p>
      <text:p text:style-name="P2">Darth plays Gifts Ungiven from Hand</text:p>
      <text:p text:style-name="P1">&lt;Wox2 [CZ]&gt; gg</text:p>
      <text:p text:style-name="P1">&lt;Darth&gt; gg</text:p>
      <text:p text:style-name="P1">&lt;Wox2 [CZ]&gt; g3</text:p>
      <text:p text:style-name="P1">&lt;Darth&gt; g3.</text:p>
      <text:p text:style-name="P1">&lt;Opponent is requesting a new game&gt;</text:p>
      <text:p text:style-name="P2">Darth shuffles library</text:p>
      <text:p text:style-name="P1">&lt;Darth&gt; I am ready.</text:p>
      <text:p text:style-name="P2">Darth draws 0 cards</text:p>
      <text:p text:style-name="P2">Darth shuffles library</text:p>
      <text:p text:style-name="P2">Wox2 [CZ] shuffles library</text:p>
      <text:p text:style-name="P1">&lt;Wox2 [CZ]&gt; I am ready.</text:p>
      <text:p text:style-name="P2">Wox2 [CZ] draws 0 cards</text:p>
      <text:p text:style-name="P2">Darth shuffles library</text:p>
      <text:p text:style-name="P2">Wox2 [CZ] shuffles library</text:p>
      <text:p text:style-name="P1">&lt;-------- New Game Started --------&gt;</text:p>
      <text:p text:style-name="P2">Darth's Security Code: 9570D748/sb [???]</text:p>
      <text:p text:style-name="P2">Wox2 [CZ]'s Security Code: 98F23DF3/sb [Type 1.5]</text:p>
      <text:p text:style-name="P2">It is now turn 1 (Wox2 [CZ])</text:p>
      <text:p text:style-name="P2">It is now the Beginning Phase, Untap Step</text:p>
      <text:p text:style-name="P2">Wox2 [CZ] shuffles library</text:p>
      <text:p text:style-name="P2">Wox2 [CZ] shuffles library</text:p>
      <text:p text:style-name="P2">It is now the Beginning Phase, Upkeep Step</text:p>
      <text:p text:style-name="P2">It is now turn 2 (Darth)</text:p>
      <text:p text:style-name="P2">It is now the Beginning Phase, Untap Step</text:p>
      <text:p text:style-name="P2">Darth shuffles library</text:p>
      <text:p text:style-name="P1">&lt;Wox2 [CZ]&gt; p</text:p>
      <text:p text:style-name="P2">It is now turn 3 (Wox2 [CZ])</text:p>
      <text:p text:style-name="P2">It is now the Beginning Phase, Untap Step</text:p>
      <text:p text:style-name="P2">It is now the Beginning Phase, Upkeep Step</text:p>
      <text:p text:style-name="P2">Darth shuffles library</text:p>
      <text:p text:style-name="P2">It is now the Beginning Phase, Draw Step</text:p>
      <text:p text:style-name="P2">Darth draws a card</text:p>
      <text:p text:style-name="P2">It is now the Precombat Main Phase</text:p>
      <text:p text:style-name="P2">Darth draws a card</text:p>
      <text:p text:style-name="P2">Darth draws a card</text:p>
      <text:p text:style-name="P2">Wox2 [CZ] shuffles library</text:p>
      <text:p text:style-name="P2">Darth draws a card</text:p>
      <text:p text:style-name="P2">Wox2 [CZ] draws a card</text:p>
      <text:p text:style-name="P2">Darth draws a card</text:p>
      <text:p text:style-name="P2">Darth draws a card</text:p>
      <text:p text:style-name="P2">Darth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1">&lt;Darth&gt; kp</text:p>
      <text:p text:style-name="P2">Wox2 [CZ] draws a card</text:p>
      <text:p text:style-name="P1">&lt;Wox2 [CZ]&gt; kp</text:p>
      <text:p text:style-name="P2">Wox2 [CZ] plays Underground Sea from Hand</text:p>
      <text:p text:style-name="P2">Wox2 [CZ] taps Underground Sea</text:p>
      <text:p text:style-name="P2">Wox2 [CZ] plays Duress from Hand</text:p>
      <text:p text:style-name="P2">Darth plays Recoup from Hand</text:p>
      <text:p text:style-name="P2">Darth plays Underground Sea from Hand</text:p>
      <text:p text:style-name="P2">Darth plays Flooded Strand from Hand</text:p>
      <text:p text:style-name="P2">Darth plays Brainstorm from Hand</text:p>
      <text:p text:style-name="P2">Darth plays Mox Emerald from Hand</text:p>
      <text:p text:style-name="P2">Darth plays Force of Will from Hand</text:p>
      <text:p text:style-name="P2">Darth plays Island from Hand</text:p>
      <text:p text:style-name="P1">&lt;Wox2 [CZ]&gt; Thinking</text:p>
      <text:p text:style-name="P1">&lt;Wox2 [CZ]&gt; Brainstorm</text:p>
      <text:p text:style-name="P2">Wox2 [CZ] puts Duress to Graveyard from Play</text:p>
      <text:p text:style-name="P2">Darth puts Brainstorm to Graveyard from Play</text:p>
      <text:p text:style-name="P2">Darth puts Island to Hand from Play</text:p>
      <text:p text:style-name="P2">Darth puts Recoup to Hand from Play</text:p>
      <text:p text:style-name="P2">Darth puts Underground Sea to Hand from Play</text:p>
      <text:p text:style-name="P2">Darth puts Flooded Strand to Hand from Play</text:p>
      <text:p text:style-name="P2">Darth puts Mox Emerald to Hand from Play</text:p>
      <text:p text:style-name="P2">Darth puts Force of Will to Hand from Play</text:p>
      <text:p text:style-name="P2">Wox2 [CZ] plays Black Lotus from Hand</text:p>
      <text:p text:style-name="P2">Wox2 [CZ] taps Black Lotus</text:p>
      <text:p text:style-name="P2">Wox2 [CZ] puts Black Lotus to Graveyard from Play</text:p>
      <text:p text:style-name="P2">Wox2 [CZ] plays Necropotence from Hand</text:p>
      <text:p text:style-name="P1">&lt;Darth&gt; gg</text:p>
      <text:p text:style-name="P1">&lt;Wox2 [CZ]&gt; :-)</text:p>
      <text:p text:style-name="P3">&lt;Darth&gt; :)</text:p>
      <text:p text:style-name="P3">&lt;Darth&gt; g2g</text:p>
      <text:p text:style-name="P3">&lt;Wox2 [CZ]&gt; ok</text:p>
      <text:p text:style-name="P3">&lt;Darth&gt; well played</text:p>
      <text:p text:style-name="P3">&lt;Wox2 [CZ]&gt; bye</text:p>
      <text:p text:style-name="P3">&lt;Darth&gt; bye!</text:p>
      <text:p text:style-name="P4"><text:span text:style-name="T1">&lt;System&gt; Player Lo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5-04T14:51:21</meta:creation-date>
    <dc:date>2007-05-04T14:57:57</dc:date>
    <meta:editing-cycles>2</meta:editing-cycles>
    <meta:editing-duration>PT6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654" meta:word-count="3711" meta:character-count="19539"/>
  </office:meta>
</office:document-meta>
</file>